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.782cm" fo:min-width="3.183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782cm" fo:min-width="2.421cm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3.541cm"/>
    </style:style>
    <style:style style:name="gr4" style:family="graphic" style:parent-style-name="standard">
      <style:graphic-properties draw:textarea-horizontal-align="justify" draw:textarea-vertical-align="middle" draw:auto-grow-height="false" fo:min-height="3.86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4.48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4.1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7.501cm"/>
    </style:style>
    <style:style style:name="gr8" style:family="graphic" style:parent-style-name="standard">
      <style:graphic-properties draw:textarea-horizontal-align="justify" draw:textarea-vertical-align="middle" draw:auto-grow-height="false" fo:min-height="6.69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5.037cm" fo:min-width="0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1.782cm" fo:min-width="4.453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782cm" fo:min-width="1.278cm"/>
    </style:style>
    <style:style style:name="gr12" style:family="graphic" style:parent-style-name="standard">
      <style:graphic-properties draw:textarea-horizontal-align="justify" draw:textarea-vertical-align="middle" draw:auto-grow-height="false" fo:min-height="4.57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401cm" fo:min-width="5.596cm"/>
    </style:style>
    <style:style style:name="gr14" style:family="graphic" style:parent-style-name="standard">
      <style:graphic-properties draw:textarea-horizontal-align="justify" draw:textarea-vertical-align="middle" draw:auto-grow-height="false" fo:min-height="4.79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3.99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2.032cm" svg:x="15.097cm" svg:y="15.732cm">
          <text:p text:style-name="P1">2D-shape</text:p>
          <text:p text:style-name="P1">(Form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032cm" svg:x="2.397cm" svg:y="15.732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905cm" svg:x="1.508cm" svg:y="8.493cm">
          <text:p text:style-name="P1">Camera resol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4.699cm" svg:x="4.302cm" svg:y="10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381cm" svg:height="5.413cm" draw:transform="rotate (0.47088983218807) translate (10.271cm 10.69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381cm" svg:height="4.982cm" draw:transform="rotate (-0.0485201532054422) translate (16.862cm 10.51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8.001cm" svg:height="2.159cm" svg:x="15.097cm" svg:y="8.112cm">
          <text:p text:style-name="P1"><text:span text:style-name="T1">Decomposition factor:</text:span></text:p>
          <text:p text:style-name="P1">e.g., duration of staying </text:p>
          <text:p text:style-name="P1">on the groun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22cm" svg:height="7.941cm" draw:transform="rotate (0.85259333959923) translate (13.319cm 10.66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81cm" svg:height="6.042cm" draw:transform="rotate (0.633379985548742) translate (17.818cm 10.7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4.953cm" svg:height="2.032cm" svg:x="5.699cm" svg:y="15.732cm">
          <text:p text:style-name="P1">Venation pattern</text:p>
          <text:p text:style-name="P1">(Skeleton)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78cm" svg:height="2.032cm" svg:x="11.922cm" svg:y="15.732cm">
          <text:p text:style-name="P1">Size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953cm" svg:height="2.032cm" svg:x="19.415cm" svg:y="15.732cm">
          <text:p text:style-name="P1">Curvature scale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5.509cm" draw:transform="rotate (-0.466002910282486) translate (9.317cm 10.5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6.096cm" svg:height="1.651cm" svg:x="7.858cm" svg:y="8.493cm">
          <text:p text:style-name="P1">Tree typ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81cm" svg:height="5.76cm" draw:transform="rotate (0.559727091114582) translate (11.97cm 10.8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" draw:layer="layout" svg:width="0.377cm" svg:height="4.849cm" draw:transform="rotate (0.342084533390889) translate (4.937cm 10.65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0:51:22.454134330</meta:creation-date>
    <dc:date>2016-12-05T17:21:01.214462719</dc:date>
    <meta:editing-duration>PT16M27S</meta:editing-duration>
    <meta:editing-cycles>6</meta:editing-cycles>
    <meta:generator>LibreOffice/5.1.4.2$Linux_X86_64 LibreOffice_project/10m0$Build-2</meta:generator>
    <meta:document-statistic meta:object-count="16"/>
  </office:meta>
</office:document-meta>
</file>